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fo:orphans="2" fo:widows="2" fo:text-indent="0in" style:auto-text-indent="false"/>
      <style:text-properties fo:color="#000000"/>
    </style:style>
    <style:style style:name="P2" style:family="paragraph" style:parent-style-name="Text_20_body">
      <style:paragraph-properties fo:margin-left="0in" fo:margin-right="0in" fo:margin-top="0in" fo:margin-bottom="0.1043in" fo:orphans="2" fo:widows="2" fo:text-indent="0in" style:auto-text-indent="false"/>
      <style:text-properties fo:font-variant="normal" fo:text-transform="none" fo:color="#000000" style:font-name="Open Sans" fo:font-size="10.5pt" fo:letter-spacing="normal" fo:font-style="normal" fo:font-weight="normal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ENT RESEARCH ON HUMOUR</text:p>
      <text:p text:style-name="P2">The joke comes over the headphones: 'Which side of a dog has the most hair? The left.'</text:p>
      <text:p text:style-name="P2">No, not funny. Try again. Which side of a dog has the most hair? The outside.' Hah! The punchline is silly yet fitting (<text:span text:style-name="T1">глупый, но подходящий)</text:span>, tempting <text:span text:style-name="T1">(вызывающий)</text:span> a smile, even a laugh. Laughter has always struck (<text:span text:style-name="T1">поражал, но лучше казался)</text:span> people as deeply mysterious, perhaps pointless. The writer Arthur Koestler dubbed (<text:span text:style-name="T1">называл)</text:span> it the luxury reflex: ‘unique in that it serves no apparent biological purpose'. (<text:span text:style-name="T1">уникальным в том смысле, что он не служит никакой очевидной биологической цели)</text:span></text:p>
      <text:p text:style-name="P2">Theories about humour have an ancient pedigree <text:span text:style-name="T1">(родословную).</text:span> Plato (<text:span text:style-name="T1">платон)</text:span> expressed the idea that humour is simply (<text:span text:style-name="T1">просто)</text:span> a delighted (<text:span text:style-name="T1">восхищенное)</text:span> feeling of superiority over others. Kant and Freud felt (<text:span text:style-name="T1">считали</text:span> that joke-telling relies on building up a psychic tension (<text:span text:style-name="T1">напряжения)</text:span> which is safely punctured by the ludicrousness of the punchline <text:span text:style-name="T1">(блогополучно пробивается смехотворностью концовки).</text:span> But most modern humour theorists have settled (<text:span text:style-name="T1">остановились)</text:span> on some version of Aristotle's belief that jokes are based on a reaction to or resolution (<text:span text:style-name="T1">разрешении)</text:span> of incongruity <text:span text:style-name="T1">(несоответствия),</text:span> when the punchline (<text:span text:style-name="T1">ударная часть)</text:span> is either a nonsense (<text:span text:style-name="T1">бессмыслица)</text:span> or, though appearing silly (<text:span text:style-name="T1">хотя и кажется смешной)</text:span>, has a clever second meaning.</text:p>
      <text:p text:style-name="P2">Graeme Ritchie, a computational linguist in Edinburgh, studies the linguistic structure of jokes in order to understand not only humour but language understanding and reasoning in machines (<text:span text:style-name="T1">понимание языка и рассуждения машин).</text:span> He says that while there is no single format for jokes <text:span text:style-name="T1">(единого формата для шуток),</text:span> many revolve (<text:span text:style-name="T1">вращаются)</text:span> around a sudden and surprising conceptual shift (<text:span text:style-name="T1">концептуального сдвига)</text:span>. A comedian will present a situation followed by an unexpected interpretation that is also apt. (<text:span text:style-name="T1">которая также является меткой, подходящей)</text:span></text:p>
      <text:p text:style-name="P2">So even if a punchline sounds silly, the listener can see there is a clever semantic fit (<text:span text:style-name="T1">смысловое соответствие)</text:span> and that sudden mental (<text:span text:style-name="T1">мысленное)</text:span> 'Aha!' is the buzz (<text:span text:style-name="T1">тот самый кайф)</text:span> that makes us laugh. Viewed from this angle, humour is just a form of creative insight <text:span text:style-name="T1">(творческого озарения),</text:span> a sudden leap (<text:span text:style-name="T1">скачок)</text:span> to a new perspective.</text:p>
      <text:p text:style-name="P2">However, there is another type of laughter, the laughter of social appeasement (<text:span text:style-name="T1">умиротворения)</text:span> and it is important to understand this too. Play is a crucial part of development in most young mammals (<text:span text:style-name="T1">млекопитающих)</text:span>. Rats produce ultrasonic squeaks (<text:span text:style-name="T1">писк)</text:span> to prevent their scuffles turning nasty. (<text:span text:style-name="T1">неприятные стычки)</text:span> Chimpanzees have a 'play-face' - a gaping (<text:span text:style-name="T1">зияющее)</text:span> expression accompanied by a panting (<text:span text:style-name="T1">пыхтением)</text:span> 'ah, ah' noise. In humans, these signals have mutated into smiles and laughs. Researchers believe social situations, rather than cognitive events such as jokes, trigger these instinctual markers (<text:span text:style-name="T1">инстинктивные маркеры)</text:span> of play or appeasement. People laugh on fairground rides (<text:span text:style-name="T1">ярмарочных аттракционах)</text:span> or when tickled (<text:span text:style-name="T1">их щекочут)</text:span> to flag (<text:span text:style-name="T1">обозначить)</text:span> a play situation, whether they feel amused (<text:span text:style-name="T1">забавляют их)</text:span> or not.</text:p>
      <text:p text:style-name="P2">Both social and cognitive types of laughter tap into (<text:span text:style-name="T1">задействуют)</text:span> the same expressive (<text:span text:style-name="T1">выразительные)</text:span> machinery in our brains, the emotion and motor circuits (<text:span text:style-name="T1">цепи)</text:span> that produce smiles and excited vocalisations <text:span text:style-name="T1">(возбужденные вокализации).</text:span> However, if cognitive laughter is the product of more general thought processes <text:span text:style-name="T1">(общих мыслительных процессов)</text:span>, it should result from more expansive brain activity. (<text:span text:style-name="T1">более обширной деятельности мозга)</text:span>  </text:p>
      <text:p text:style-name="P2">Psychologist Vinod Goel investigated humour using the new technique of 'single event' (<text:span text:style-name="T1">одномоментной)</text:span> functional magnetic resonance imaging (<text:span text:style-name="T1">томографии)</text:span> (fMRI). An MRI (<text:span text:style-name="T1">МРТ)</text:span> scanner uses magnetic fields and radio waves to track the changes in oxygenated blood (<text:span text:style-name="T1">насыщенной кислородом крови)</text:span> that accompany mental activity. (<text:span text:style-name="T1">сопровождают умственную деятельность)</text:span></text:p>
      <text:p text:style-name="P2">Until recently, MRI scanners needed several minutes of activity and so could not be used to track rapid thought processes such as comprehending (<text:span text:style-name="T1">понимание)</text:span> a joke. New developments now allow half-second 'snapshots' of all sorts of reasoning and problem-solving activities. (<text:span text:style-name="T1">видов рассуждения и решения проблем)</text:span></text:p>
      <text:p text:style-name="P2">Although Goel felt being inside a brain scanner was hardly the ideal place for appreciating (<text:span text:style-name="T1">оценить)</text:span> a joke, he found evidence that understanding a joke involves (<text:span text:style-name="T1">включает в себя)</text:span> a widespread mental shift <text:span text:style-name="T1">(широкомасштабные ментальные изменения).</text:span> His scans showed that at the beginning of a joke the listener's prefrontal cortex lit up (<text:span text:style-name="T1">загорается префронтальная кора)</text:span>, particularly the right prefrontal believed to be critical for problem solving. But there was also activity in the temporal lobes (<text:span text:style-name="T1">височных долях)</text:span> at the side of the head (consistent with attempts to rouse stored knowledge (<text:span text:style-name="T1">пробудить </text:span><text:soft-page-break/><text:span text:style-name="T1">сохраненные знания)</text:span>) and in many other brain areas. Then when the punchline arrived, a new area sprang to life (<text:span text:style-name="T1">ожила)</text:span> - the orbital prefrontal cortex. This patch of brain tucked behind the orbits of the eyes is associated with evaluating information.</text:p>
      <text:p text:style-name="P2">Making a rapid emotional assessment of the events of the moment is an extremely demanding <text:s/>(<text:span text:style-name="T1">чрезвычайно <text:s/>сложная)</text:span> job for the brain, animal or human. Energy and arousal levels (<text:span text:style-name="T1">уровни энергии и возбуждения)</text:span> may need to be retuned (<text:span text:style-name="T1">перенастроены)</text:span> in the blink of an eye. These abrupt changes (<text:span text:style-name="T1">резкие изменения)</text:span> will produce either positive or negative feelings. The orbital cortex, the region that becomes active in Goel's experiment, seems the best candidate for the site <text:s/>(<text:span text:style-name="T1">роль места)</text:span> that feeds such feelings into higher-level thought processes <text:s/><text:span text:style-name="T1">(такие чувства мыслительными процессами),</text:span> with its close connections to the brain's sub-cortical arousal apparatus and centres of metabolic control. <text:s/>(с ее тесными связями с подкорковым аппаратом возбуждения мозга и центрами метаболического контроля.)</text:p>
      <text:p text:style-name="P2">All warm-blooded animals make constant tiny adjustments (<text:span text:style-name="T1">крошечные изменения)</text:span> in arousal (<text:span text:style-name="T1">возбуждение)</text:span> in response (<text:span text:style-name="T1">в ответ)</text:span> to external events, but humans, who have developed a much more complicated internal life as a result of language, respond emotionally not only to their surroundings, but to their own thoughts. Whenever (<text:span text:style-name="T1">всякий раз)</text:span> a sought-for (<text:span text:style-name="T1">искомый)</text:span> answer snaps <text:span text:style-name="T1">(встает)</text:span> into place, there is a shudder of pleased recognition <text:span text:style-name="T1">(вздрагивает от радости узнавания).</text:span> Creative discovery being pleasurable <text:span text:style-name="T1">(доставляет удовольствие),</text:span> humans have learned to find ways of milking this natural response <text:span text:style-name="T1">(использовать эту естественную реакцию).</text:span> The fact that jokes tap (<text:span text:style-name="T1">задействуют)</text:span> into our general evaluative machinery (<text:span text:style-name="T1">оценочный механизм)</text:span> explains why the line <text:s/>(<text:span text:style-name="T1">грань)</text:span> between funny and disgusting, or funny and frightening, can be so fine <text:s/><text:span text:style-name="T1">(тонкой).</text:span> Whether a joke gives pleasure or pain depends on a person's outlook. (<text:span text:style-name="T1">мировозрения <text:s/>человека)</text:span></text:p>
      <text:p text:style-name="P2">Humour may be a luxury, but the mechanism behind it is no evolutionary accident <text:s/><text:span text:style-name="T1">(эволюционной случайностью).</text:span> As Peter Derks, a psychologist at William and Mary College in Virginia, says: 'I like to think of humour as the distorted mirror <text:s/>(<text:span text:style-name="T1">искаженном <text:s/>зеркале)</text:span> of the mind. It's creative, <text:span text:style-name="T1">perceptual(перцептивный),</text:span> analytical and lingual.</text:p>
      <text:p text:style-name="P2">If we can figure out how the mind processes humour, then we'll have a pretty good handle on how it works in general.'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16S</meta:editing-duration>
    <meta:editing-cycles>4</meta:editing-cycles>
    <meta:generator>OpenOffice/4.1.11$Win32 OpenOffice.org_project/4111m1$Build-9808</meta:generator>
    <dc:date>2022-03-16T17:34:02.78</dc:date>
    <meta:document-statistic meta:table-count="0" meta:image-count="0" meta:object-count="0" meta:page-count="2" meta:paragraph-count="15" meta:word-count="1067" meta:character-count="7255"/>
    <meta:user-defined meta:name="Info 1"/>
    <meta:user-defined meta:name="Info 2"/>
    <meta:user-defined meta:name="Info 3"/>
    <meta:user-defined meta:name="Info 4"/>
  </office:meta>
</office:document-meta>
</file>